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010000640F00000F7E51D9297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83caff" draw:textarea-horizontal-align="justify" draw:textarea-vertical-align="middle" draw:auto-grow-height="false"/>
    </style:style>
    <style:style style:name="gr3" style:family="graphic" style:parent-style-name="standard">
      <style:graphic-properties draw:fill="solid" draw:fill-color="#ffd320" draw:textarea-horizontal-align="justify" draw:textarea-vertical-align="middle" draw:auto-grow-height="false"/>
    </style:style>
    <style:style style:name="gr4" style:family="graphic" style:parent-style-name="standard">
      <style:graphic-properties draw:fill="solid" draw:fill-color="#579d1c" draw:textarea-horizontal-align="justify" draw:textarea-vertical-align="middle" draw:auto-grow-height="false"/>
    </style:style>
    <style:style style:name="gr5" style:family="graphic" style:parent-style-name="standard">
      <style:graphic-properties draw:fill="solid" draw:fill-color="#993366" draw:textarea-horizontal-align="justify" draw:textarea-vertical-align="middle" draw:auto-grow-height="false"/>
    </style:style>
    <style:style style:name="gr6" style:family="graphic" style:parent-style-name="standard">
      <style:graphic-properties draw:fill="solid" draw:fill-color="#9999ff" draw:textarea-horizontal-align="justify" draw:textarea-vertical-align="middle" draw:auto-grow-height="false"/>
    </style:style>
    <style:style style:name="gr7" style:family="graphic" style:parent-style-name="standard">
      <style:graphic-properties draw:fill="solid" draw:fill-color="#c5000b" draw:textarea-horizontal-align="justify" draw:textarea-vertical-align="middle" draw:auto-grow-height="false"/>
    </style:style>
    <style:style style:name="gr8" style:family="graphic" style:parent-style-name="objectwithoutfill">
      <style:graphic-properties svg:stroke-width="0.102cm" svg:stroke-color="#800000" draw:marker-start-width="0.352cm" draw:marker-end-width="0.352cm" draw:fill="none" draw:textarea-vertical-align="middle" fo:padding-top="0.175cm" fo:padding-bottom="0.175cm" fo:padding-left="0.3cm" fo:padding-right="0.3cm"/>
    </style:style>
    <style:style style:name="gr9" style:family="graphic" style:parent-style-name="objectwithoutfill">
      <style:graphic-properties svg:stroke-width="0.051cm" draw:marker-start-width="0.276cm" draw:marker-end="Arrow" draw:marker-end-width="0.376cm" draw:fill="none" draw:textarea-vertical-align="middle" fo:padding-top="0.15cm" fo:padding-bottom="0.15cm" fo:padding-left="0.275cm" fo:padding-right="0.275cm"/>
    </style:style>
    <style:style style:name="gr10" style:family="graphic" style:parent-style-name="objectwithoutfill">
      <style:graphic-properties svg:stroke-width="0.102cm" svg:stroke-color="#008000" draw:marker-start-width="0.352cm" draw:marker-end-width="0.352cm" draw:fill="none" draw:textarea-vertical-align="middle" fo:padding-top="0.175cm" fo:padding-bottom="0.175cm" fo:padding-left="0.3cm" fo:padding-right="0.3cm"/>
    </style:style>
    <style:style style:name="gr11" style:family="graphic" style:parent-style-name="standard">
      <style:graphic-properties svg:stroke-color="#00ff00" draw:fill="solid" draw:fill-color="#ffd320" draw:textarea-horizontal-align="justify" draw:textarea-vertical-align="middle" draw:auto-grow-height="false"/>
    </style:style>
    <style:style style:name="gr12" style:family="graphic" style:parent-style-name="standard">
      <style:graphic-properties svg:stroke-color="#ff0000" draw:fill="solid" draw:fill-color="#579d1c" draw:textarea-horizontal-align="justify" draw:textarea-vertical-align="middle" draw:auto-grow-height="false"/>
    </style:style>
    <style:style style:name="gr13" style:family="graphic" style:parent-style-name="standard">
      <style:graphic-properties svg:stroke-color="#ff0000" draw:fill="solid" draw:fill-color="#993366" draw:textarea-horizontal-align="justify" draw:textarea-vertical-align="middle" draw:auto-grow-height="false"/>
    </style:style>
    <style:style style:name="gr14" style:family="graphic" style:parent-style-name="standard">
      <style:graphic-properties svg:stroke-color="#ff0000" draw:fill="solid" draw:fill-color="#9999ff" draw:textarea-horizontal-align="justify" draw:textarea-vertical-align="middle" draw:auto-grow-height="false"/>
    </style:style>
    <style:style style:name="gr15" style:family="graphic" style:parent-style-name="standard">
      <style:graphic-properties svg:stroke-color="#00ff00" draw:fill="solid" draw:fill-color="#c5000b" draw:textarea-horizontal-align="justify" draw:textarea-vertical-align="middle" draw:auto-grow-height="false"/>
    </style:style>
    <style:style style:name="gr16" style:family="graphic" style:parent-style-name="standard">
      <style:graphic-properties draw:fill="solid" draw:fill-color="#ff0000" draw:opacity="90%" draw:textarea-horizontal-align="justify" draw:textarea-vertical-align="middle" draw:auto-grow-height="false" fo:min-height="0cm" fo:min-width="0cm" fo:wrap-option="no-wrap" draw:shadow-opacity="90%"/>
    </style:style>
    <style:style style:name="gr17" style:family="graphic" style:parent-style-name="standard">
      <style:graphic-properties draw:fill="solid" draw:fill-color="#ff950e" draw:textarea-horizontal-align="justify" draw:textarea-vertical-align="middle" draw:auto-grow-height="false"/>
    </style:style>
    <style:style style:name="gr18" style:family="graphic" style:parent-style-name="standard">
      <style:graphic-properties draw:fill="solid" draw:fill-color="#7e0021" draw:textarea-vertical-align="middle" draw:auto-grow-height="false" fo:min-height="0cm" fo:min-width="0cm"/>
    </style:style>
    <style:style style:name="gr19"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0" style:family="graphic" style:parent-style-name="standard">
      <style:graphic-properties draw:stroke="none" svg:stroke-width="0cm" draw:fill="solid" draw:fill-color="#aecf00" draw:shadow="hidden" dr3d:depth="0.814cm" dr3d:close-front="true" dr3d:close-back="true" dr3d:texture-generation-mode-x="parallel" dr3d:texture-generation-mode-y="parallel"/>
    </style:style>
    <style:style style:name="gr21" style:family="graphic" style:parent-style-name="standard">
      <style:graphic-properties draw:stroke="none" draw:fill="solid" draw:fill-color="#000000" draw:shadow="hidden" dr3d:depth="0.916cm" dr3d:close-front="true" dr3d:close-back="true" dr3d:texture-generation-mode-x="parallel" dr3d:texture-generation-mode-y="parallel"/>
    </style:style>
    <style:style style:name="gr22" style:family="graphic" style:parent-style-name="objectwithoutfill">
      <style:graphic-properties draw:marker-end="Arrow" draw:marker-end-width="0.3cm" draw:fill="none" draw:textarea-vertical-align="middle"/>
    </style:style>
    <style:style style:name="pr1" style:family="presentation" style:parent-style-name="BrightBlue-title">
      <style:graphic-properties draw:auto-grow-height="true" fo:min-height="3.506cm"/>
    </style:style>
    <style:style style:name="pr2" style:family="presentation" style:parent-style-name="BrightBlue-subtitle">
      <style:graphic-properties draw:fill-color="#ffffff" draw:auto-grow-height="true" fo:min-height="12.183cm"/>
    </style:style>
    <style:style style:name="pr3" style:family="presentation" style:parent-style-name="BrightBlue-notes">
      <style:graphic-properties draw:fill-color="#ffffff" draw:auto-grow-height="true" fo:min-height="12.572cm"/>
    </style:style>
    <style:style style:name="pr4" style:family="presentation" style:parent-style-name="BrightBlue-outline1">
      <style:graphic-properties fo:min-height="11.933cm"/>
    </style:style>
    <style:style style:name="P1" style:family="paragraph">
      <style:paragraph-properties fo:margin-left="0cm" fo:margin-right="0cm" fo:text-indent="0cm"/>
      <style:text-properties fo:font-size="32pt"/>
    </style:style>
    <style:style style:name="P2" style:family="paragraph">
      <style:text-properties fo:font-size="26.3999996185303pt"/>
    </style:style>
    <style:style style:name="P3" style:family="paragraph">
      <style:text-properties style:font-size-complex="32pt"/>
    </style:style>
    <style:style style:name="P4" style:family="paragraph">
      <style:paragraph-properties fo:text-align="center"/>
      <style:text-properties style:font-size-complex="18pt"/>
    </style:style>
    <style:style style:name="P5" style:family="paragraph">
      <style:paragraph-properties fo:text-align="center"/>
    </style:style>
    <style:style style:name="P6" style:family="paragraph">
      <style:paragraph-properties fo:text-align="center"/>
      <style:text-properties style:font-size-complex="32pt"/>
    </style:style>
    <style:style style:name="P7" style:family="paragraph">
      <style:paragraph-properties fo:text-align="center"/>
      <style:text-properties fo:font-size="32pt" fo:font-weight="bold" style:font-size-asian="32pt" style:font-weight-asian="bold" style:font-size-complex="32pt" style:font-weight-complex="bold"/>
    </style:style>
    <style:style style:name="T1" style:family="text">
      <style:text-properties style:font-size-complex="18pt"/>
    </style:style>
    <style:style style:name="T2" style:family="text">
      <style:text-properties fo:font-size="32pt" fo:font-weight="bold" style:font-size-asian="32pt" style:font-weight-asian="bold" style:font-size-complex="32pt" style:font-weight-complex="bold"/>
    </style:style>
    <style:style style:name="T3" style:family="text">
      <style:text-properties fo:color="#dc2300"/>
    </style:style>
    <style:style style:name="T4" style:family="text">
      <style:text-properties fo:color="#00ff00"/>
    </style:style>
    <style:style style:name="T5" style:family="text">
      <style:text-properties fo:color="#ff0000"/>
    </style:style>
    <style:style style:name="T6" style:family="text">
      <style:text-properties fo:color="#008000"/>
    </style:style>
    <style:style style:name="T7" style:family="text">
      <style:text-properties fo:color="#ff950e"/>
    </style:style>
    <style:style style:name="T8" style:family="text">
      <style:text-properties fo:color="#800000"/>
    </style:style>
    <style:style style:name="T9" style:family="text">
      <style:text-properties fo:color="#ffd32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757cm" svg:height="3.506cm" svg:x="1.398cm" svg:y="0.836cm" presentation:class="title" presentation:placeholder="true">
          <draw:text-box/>
        </draw:frame>
        <draw:frame presentation:style-name="pr2" draw:text-style-name="P1" draw:layer="layout" svg:width="24.631cm" svg:height="12.183cm" svg:x="1.398cm" svg:y="4.913cm" presentation:class="subtitle" presentation:user-transformed="true">
          <draw:text-box>
            <text:p text:style-name="P1">Rich Dad, Poor Dad</text:p>
            <text:p text:style-name="P1">پدر ثروتمند پدر فقیر</text:p>
          </draw:text-box>
        </draw:frame>
        <presentation:notes draw:style-name="dp2">
          <draw:page-thumbnail draw:style-name="gr1" draw:layer="layout" svg:width="20.302cm" svg:height="10.476cm" svg:x="0.643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BrightBlue" presentation:presentation-page-layout-name="AL1T0">
        <office:forms form:automatic-focus="false" form:apply-design-mode="false"/>
        <draw:frame presentation:style-name="pr1" draw:layer="layout" svg:width="19.757cm" svg:height="3.506cm" svg:x="1.398cm" svg:y="0.836cm" presentation:class="title" presentation:placeholder="true">
          <draw:text-box/>
        </draw:frame>
        <draw:frame presentation:style-name="pr2" draw:text-style-name="P3" draw:layer="layout" svg:width="24.631cm" svg:height="12.183cm" svg:x="1.398cm" svg:y="4.913cm" presentation:class="subtitle">
          <draw:text-box>
            <text:p text:style-name="P3">پیشگفتار</text:p>
          </draw:text-box>
        </draw:frame>
        <presentation:notes draw:style-name="dp2">
          <draw:page-thumbnail draw:style-name="gr1" draw:layer="layout" svg:width="20.302cm" svg:height="10.476cm" svg:x="0.643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layer="layout" svg:width="19.757cm" svg:height="3.506cm" svg:x="1.398cm" svg:y="0.836cm" presentation:class="title" presentation:placeholder="true">
          <draw:text-box/>
        </draw:frame>
        <draw:frame presentation:style-name="pr4" draw:layer="layout" svg:width="24.631cm" svg:height="12.183cm" svg:x="1.398cm" svg:y="4.913cm" presentation:class="outline" presentation:user-transformed="true">
          <draw:text-box>
            <text:list text:style-name="L2">
              <text:list-item>
                <text:p>تربیت معمول</text:p>
              </text:list-item>
            </text:list>
          </draw:text-box>
        </draw:frame>
        <draw:custom-shape draw:style-name="gr2" draw:text-style-name="P4" draw:layer="layout" svg:width="3.048cm" svg:height="1.778cm" svg:x="0.269cm" svg:y="10.413cm">
          <text:p text:style-name="P4"><text:span text:style-name="T1">تولد</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3.048cm" svg:height="1.778cm" svg:x="1.285cm" svg:y="9.397cm">
          <text:p text:style-name="P4"><text:span text:style-name="T1">مدرسه</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5.08cm" svg:height="1.778cm" svg:x="0.777cm" svg:y="8.127cm">
          <text:p text:style-name="P4"><text:span text:style-name="T1">مدرسه‌ها عالی</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3.048cm" svg:height="1.778cm" svg:x="5.765cm" svg:y="10.205cm">
          <text:p text:style-name="P4"><text:span text:style-name="T1">شغل خوب</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3.81cm" svg:height="1.778cm" svg:x="6.019cm" svg:y="8.935cm">
          <text:p text:style-name="P4"><text:span text:style-name="T1">امنیت شغلی</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3.048cm" svg:height="1.778cm" svg:x="10.245cm" svg:y="10.338cm">
          <text:p text:style-name="P4"><text:span text:style-name="T1">ازدواج</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3.556cm" svg:height="1.778cm" svg:x="10.499cm" svg:y="8.989cm">
          <text:p text:style-name="P4"><text:span text:style-name="T1">مسافرت</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3.048cm" svg:height="1.778cm" svg:x="12.531cm" svg:y="7.973cm">
          <text:p text:style-name="P4"><text:span text:style-name="T1">بچه</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3.048cm" svg:height="1.524cm" svg:x="15.395cm" svg:y="10.421cm">
          <text:p text:style-name="P4"><text:span text:style-name="T1">مالیات</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3.048cm" svg:height="1.524cm" svg:x="14.971cm" svg:y="9.405cm">
          <text:p text:style-name="P4"><text:span text:style-name="T1">بیمه</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3.894cm" svg:height="1.524cm" svg:x="15.987cm" svg:y="8.643cm">
          <text:p text:style-name="P4"><text:span text:style-name="T1">قرض و بدهی</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3.556cm" svg:height="1.524cm" svg:x="19.389cm" svg:y="10.421cm">
          <text:p text:style-name="P4"><text:span text:style-name="T1">خانه</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3.048cm" svg:height="1.524cm" svg:x="19.897cm" svg:y="9.405cm">
          <text:p text:style-name="P4"><text:span text:style-name="T1">ماشین</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3.048cm" svg:height="1.524cm" svg:x="23.367cm" svg:y="10.159cm">
          <text:p text:style-name="P4"><text:span text:style-name="T1">کار بیشتر</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3.048cm" svg:height="1.524cm" svg:x="24.383cm" svg:y="9.143cm">
          <text:p text:style-name="P4"><text:span text:style-name="T1">کار دوم</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0.302cm" svg:height="10.476cm" svg:x="0.643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polyline draw:style-name="gr8" draw:text-style-name="P5" draw:layer="layout" svg:width="25.9cm" svg:height="10.493cm" draw:transform="skewX (-1.37057412855622E-017) rotate (0.066497044500984) translate (1.58768442182437cm 8.27004160880229cm)" svg:viewBox="0 0 25901 10494" draw:points="0,10494 3818,10494 7181,9700 11247,9795 13702,7334 17284,7063 20950,5525 25901,0">
          <text:p/>
        </draw:polyline>
        <draw:frame presentation:style-name="pr1" draw:layer="layout" svg:width="19.757cm" svg:height="3.506cm" svg:x="1.398cm" svg:y="0.836cm" presentation:class="title" presentation:placeholder="true">
          <draw:text-box/>
        </draw:frame>
        <draw:frame presentation:style-name="pr4" draw:layer="layout" svg:width="24.631cm" svg:height="12.183cm" svg:x="1.398cm" svg:y="4.913cm" presentation:class="outline" presentation:user-transformed="true">
          <draw:text-box>
            <text:list text:style-name="L2">
              <text:list-item>
                <text:p>درآمد و هزینه</text:p>
              </text:list-item>
            </text:list>
          </draw:text-box>
        </draw:frame>
        <draw:custom-shape draw:style-name="gr2" draw:text-style-name="P4" draw:layer="layout" svg:width="3.048cm" svg:height="1.778cm" svg:x="0.269cm" svg:y="10.413cm">
          <text:p text:style-name="P4"><text:span text:style-name="T1">تولد</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3.048cm" svg:height="1.778cm" svg:x="1.285cm" svg:y="9.397cm">
          <text:p text:style-name="P4"><text:span text:style-name="T1">مدرسه</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5.08cm" svg:height="1.778cm" svg:x="0.777cm" svg:y="8.127cm">
          <text:p text:style-name="P4"><text:span text:style-name="T1">مدرسه‌ها عالی</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3.048cm" svg:height="1.778cm" svg:x="5.765cm" svg:y="10.205cm">
          <text:p text:style-name="P4"><text:span text:style-name="T1">شغل خوب</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3.81cm" svg:height="1.778cm" svg:x="6.019cm" svg:y="8.935cm">
          <text:p text:style-name="P4"><text:span text:style-name="T1">امنیت شغلی</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3.048cm" svg:height="1.778cm" svg:x="10.245cm" svg:y="10.338cm">
          <text:p text:style-name="P4"><text:span text:style-name="T1">ازدواج</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3.556cm" svg:height="1.778cm" svg:x="10.499cm" svg:y="8.989cm">
          <text:p text:style-name="P4"><text:span text:style-name="T1">مسافرت</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3.048cm" svg:height="1.778cm" svg:x="12.531cm" svg:y="7.973cm">
          <text:p text:style-name="P4"><text:span text:style-name="T1">بچه</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3.048cm" svg:height="1.524cm" svg:x="15.395cm" svg:y="10.421cm">
          <text:p text:style-name="P4"><text:span text:style-name="T1">مالیات</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3.048cm" svg:height="1.524cm" svg:x="14.971cm" svg:y="9.405cm">
          <text:p text:style-name="P4"><text:span text:style-name="T1">بیمه</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3.894cm" svg:height="1.524cm" svg:x="15.987cm" svg:y="8.643cm">
          <text:p text:style-name="P4"><text:span text:style-name="T1">قرض و بدهی</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3.556cm" svg:height="1.524cm" svg:x="19.389cm" svg:y="10.421cm">
          <text:p text:style-name="P4"><text:span text:style-name="T1">خانه</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3.048cm" svg:height="1.524cm" svg:x="19.897cm" svg:y="9.405cm">
          <text:p text:style-name="P4"><text:span text:style-name="T1">ماشین</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3.048cm" svg:height="1.524cm" svg:x="23.367cm" svg:y="10.159cm">
          <text:p text:style-name="P4"><text:span text:style-name="T1">کار بیشتر</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3.048cm" svg:height="1.524cm" svg:x="24.383cm" svg:y="9.143cm">
          <text:p text:style-name="P4"><text:span text:style-name="T1">کار دوم</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5" draw:layer="layout" svg:x1="2.231cm" svg:y1="18.795cm" svg:x2="2.231cm" svg:y2="13.207cm">
          <text:p/>
        </draw:line>
        <draw:line draw:style-name="gr9" draw:text-style-name="P5" draw:layer="layout" svg:x1="2.231cm" svg:y1="18.795cm" svg:x2="24.837cm" svg:y2="18.795cm">
          <text:p/>
        </draw:line>
        <draw:polyline draw:style-name="gr10" draw:text-style-name="P5" draw:layer="layout" svg:width="25.562cm" svg:height="5.458cm" draw:transform="rotate (0.066497044500984) translate (1.92225147698546cm 13.3479309463018cm)" svg:viewBox="0 0 25563 5459" draw:points="0,5459 3818,5459 7147,5171 7958,4462 12047,4225 14277,1319 20106,1707 21677,1048 25056,0 25563,34">
          <text:p/>
        </draw:polyline>
        <presentation:notes draw:style-name="dp2">
          <draw:page-thumbnail draw:style-name="gr1" draw:layer="layout" svg:width="20.302cm" svg:height="10.476cm" svg:x="0.643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polyline draw:style-name="gr8" draw:text-style-name="P5" draw:layer="layout" svg:width="25.9cm" svg:height="10.493cm" draw:transform="skewX (-1.37057412855622E-017) rotate (0.066497044500984) translate (1.58768442182437cm 8.27004160880229cm)" svg:viewBox="0 0 25901 10494" draw:points="0,10494 3818,10494 7181,9700 11247,9795 13702,7334 17284,7063 20950,5525 25901,0">
          <text:p/>
        </draw:polyline>
        <draw:frame presentation:style-name="pr1" draw:layer="layout" svg:width="19.757cm" svg:height="3.506cm" svg:x="1.398cm" svg:y="0.836cm" presentation:class="title" presentation:placeholder="true">
          <draw:text-box/>
        </draw:frame>
        <draw:custom-shape draw:style-name="gr2" draw:text-style-name="P4" draw:layer="layout" svg:width="3.048cm" svg:height="1.778cm" svg:x="0.269cm" svg:y="10.413cm">
          <text:p text:style-name="P4"><text:span text:style-name="T1">تولد</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3.048cm" svg:height="1.778cm" svg:x="1.285cm" svg:y="9.397cm">
          <text:p text:style-name="P4"><text:span text:style-name="T1">مدرسه</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5.08cm" svg:height="1.778cm" svg:x="0.777cm" svg:y="8.127cm">
          <text:p text:style-name="P4"><text:span text:style-name="T1">مدرسه‌ها عالی</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3.048cm" svg:height="1.778cm" svg:x="5.765cm" svg:y="10.205cm">
          <text:p text:style-name="P4"><text:span text:style-name="T1">شغل خوب</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3.81cm" svg:height="1.778cm" svg:x="6.019cm" svg:y="8.935cm">
          <text:p text:style-name="P4"><text:span text:style-name="T1">امنیت شغلی</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4" draw:layer="layout" svg:width="3.048cm" svg:height="1.778cm" svg:x="10.245cm" svg:y="10.338cm">
          <text:p text:style-name="P4"><text:span text:style-name="T1">ازدواج</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4" draw:layer="layout" svg:width="3.556cm" svg:height="1.778cm" svg:x="10.499cm" svg:y="8.989cm">
          <text:p text:style-name="P4"><text:span text:style-name="T1">مسافرت</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4" draw:layer="layout" svg:width="3.048cm" svg:height="1.778cm" svg:x="12.531cm" svg:y="7.973cm">
          <text:p text:style-name="P4"><text:span text:style-name="T1">بچه</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4" draw:layer="layout" svg:width="3.048cm" svg:height="1.524cm" svg:x="15.395cm" svg:y="10.421cm">
          <text:p text:style-name="P4"><text:span text:style-name="T1">مالیات</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4" draw:layer="layout" svg:width="3.048cm" svg:height="1.524cm" svg:x="14.971cm" svg:y="9.405cm">
          <text:p text:style-name="P4"><text:span text:style-name="T1">بیمه</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4" draw:layer="layout" svg:width="3.894cm" svg:height="1.524cm" svg:x="15.987cm" svg:y="8.643cm">
          <text:p text:style-name="P4"><text:span text:style-name="T1">قرض و بدهی</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3.556cm" svg:height="1.524cm" svg:x="19.389cm" svg:y="10.421cm">
          <text:p text:style-name="P4"><text:span text:style-name="T1">خانه</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3.048cm" svg:height="1.524cm" svg:x="19.897cm" svg:y="9.405cm">
          <text:p text:style-name="P4"><text:span text:style-name="T1">ماشین</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3.048cm" svg:height="1.524cm" svg:x="23.367cm" svg:y="10.159cm">
          <text:p text:style-name="P4"><text:span text:style-name="T1">کار بیشتر</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3.048cm" svg:height="1.524cm" svg:x="24.383cm" svg:y="9.143cm">
          <text:p text:style-name="P4"><text:span text:style-name="T1">کار دوم</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5" draw:layer="layout" svg:x1="2.231cm" svg:y1="18.795cm" svg:x2="2.231cm" svg:y2="13.207cm">
          <text:p/>
        </draw:line>
        <draw:line draw:style-name="gr9" draw:text-style-name="P5" draw:layer="layout" svg:x1="2.231cm" svg:y1="18.795cm" svg:x2="24.837cm" svg:y2="18.795cm">
          <text:p/>
        </draw:line>
        <draw:polyline draw:style-name="gr10" draw:text-style-name="P5" draw:layer="layout" svg:width="25.562cm" svg:height="5.458cm" draw:transform="rotate (0.066497044500984) translate (1.92225147698546cm 13.3479309463018cm)" svg:viewBox="0 0 25563 5459" draw:points="0,5459 3818,5459 7147,5171 7958,4462 12047,4225 14277,1319 20106,1707 21677,1048 25056,0 25563,34">
          <text:p/>
        </draw:polyline>
        <draw:custom-shape draw:style-name="gr16" draw:text-style-name="P7" draw:layer="layout" svg:width="19.812cm" svg:height="10.16cm" svg:x="3.809cm" svg:y="7.873cm">
          <text:p text:style-name="P6"><text:span text:style-name="T2">آموزش بچه و ادامه چرخه</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20.302cm" svg:height="10.476cm" svg:x="0.643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757cm" svg:height="3.506cm" svg:x="1.398cm" svg:y="0.836cm" presentation:class="title" presentation:placeholder="true">
          <draw:text-box/>
        </draw:frame>
        <draw:frame presentation:style-name="pr4" draw:layer="layout" svg:width="24.631cm" svg:height="12.183cm" svg:x="1.398cm" svg:y="4.913cm" presentation:class="outline" presentation:user-transformed="true">
          <draw:text-box>
            <text:list text:style-name="L2">
              <text:list-item>
                <text:p>من بدو آهو بدو</text:p>
              </text:list-item>
            </text:list>
          </draw:text-box>
        </draw:frame>
        <draw:custom-shape draw:style-name="gr3" draw:text-style-name="P4" draw:layer="layout" svg:width="3.048cm" svg:height="1.778cm" svg:x="5.841cm" svg:y="9.397cm">
          <text:p text:style-name="P4"><text:span text:style-name="T1">شغل خوب</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3.81cm" svg:height="1.778cm" svg:x="6.095cm" svg:y="8.127cm">
          <text:p text:style-name="P4"><text:span text:style-name="T1">امنیت شغلی</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3.556cm" svg:height="1.778cm" svg:x="14.731cm" svg:y="7.365cm">
          <text:p text:style-name="P4"><text:span text:style-name="T1">مسافرت</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3.048cm" svg:height="1.524cm" svg:x="19.219cm" svg:y="13.969cm">
          <text:p text:style-name="P4"><text:span text:style-name="T1">مالیات</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3.048cm" svg:height="1.524cm" svg:x="18.795cm" svg:y="12.953cm">
          <text:p text:style-name="P4"><text:span text:style-name="T1">بیمه</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3.894cm" svg:height="1.524cm" svg:x="19.811cm" svg:y="12.191cm">
          <text:p text:style-name="P4"><text:span text:style-name="T1">قرض و بدهی</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3.556cm" svg:height="1.524cm" svg:x="14.477cm" svg:y="18.287cm">
          <text:p text:style-name="P4"><text:span text:style-name="T1">خانه</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3.048cm" svg:height="1.524cm" svg:x="14.985cm" svg:y="17.271cm">
          <text:p text:style-name="P4"><text:span text:style-name="T1">ماشین</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3.048cm" svg:height="1.524cm" svg:x="4.825cm" svg:y="16.509cm">
          <text:p text:style-name="P4"><text:span text:style-name="T1">کار بیشتر</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3.048cm" svg:height="1.524cm" svg:x="5.841cm" svg:y="15.493cm">
          <text:p text:style-name="P4"><text:span text:style-name="T1">کار دوم</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4" draw:layer="layout" svg:width="8.89cm" svg:height="8.382cm" svg:x="8.889cm" svg:y="9.143cm">
          <text:p text:style-name="P4"><text:span text:style-name="T1">افزایش هزینه</text:span></text:p>
          <text:p text:style-name="P4"><text:span text:style-name="T1"/></text:p>
          <text:p text:style-name="P4"><text:span text:style-name="T1">نیاز به درآمد بیشتر</text:span></text:p>
          <text:p text:style-name="P4"><text:span text:style-name="T1"/></text:p>
          <text:p text:style-name="P4"><text:span text:style-name="T1">کار بیشتر</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5" draw:layer="layout" svg:width="7.166cm" svg:height="5.08cm" svg:x="9.697cm" svg:y="9.551cm">
          <text:p/>
          <draw:enhanced-geometry svg:viewBox="0 0 21600 21600" draw:text-areas="0 0 21600 21600" draw:type="circular-arrow" draw:modifiers="180 0.849806843123221 9028.870867834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1" draw:layer="layout" svg:width="20.302cm" svg:height="10.476cm" svg:x="0.643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757cm" svg:height="3.506cm" svg:x="1.398cm" svg:y="0.836cm" presentation:class="title" presentation:placeholder="true">
          <draw:text-box/>
        </draw:frame>
        <draw:frame presentation:style-name="pr4" draw:layer="layout" svg:width="24.631cm" svg:height="12.183cm" svg:x="1.398cm" svg:y="4.913cm" presentation:class="outline" presentation:user-transformed="true">
          <draw:text-box>
            <text:list text:style-name="L2">
              <text:list-item>
                <text:p>تنها راه رهایی از این چرخه</text:p>
                <text:list>
                  <text:list-item>
                    <text:p>تسلط بر حسابداری و سرمایه‌گذاری است</text:p>
                  </text:list-item>
                </text:list>
              </text:list-item>
            </text:list>
          </draw:text-box>
        </draw:frame>
        <draw:custom-shape draw:style-name="gr17" draw:text-style-name="P4" xml:id="id1" draw:id="id1" draw:layer="layout" svg:width="10.414cm" svg:height="3.556cm" svg:x="8.635cm" svg:y="9.397cm">
          <text:p text:style-name="P4">تنها راه رهایی از این چرخه</text:p>
          <text:p text:style-name="P4"/>
          <text:p text:style-name="P4">تسلط بر</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3d:scene draw:style-name="gr19" svg:width="4.318cm" svg:height="4.318cm" svg:x="14.709cm" svg:y="15.239cm" dr3d:transform="matrix (1 0 0 0 0.939692620785931 0.342020143325607 0 -0.342020143325607 0.939692620785931 -16.8695cm 16.5068269810079cm 5.52060026347394cm)" dr3d:vrp="(0 0 13256)" dr3d:vpn="(0 0 12340)" dr3d:projection="perspective" dr3d:distance="0.9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0" draw:layer="layout" svg:viewBox="13128 -19636 5900 4396" svg:d="m16869-15240 226-11 218-32 210-51 200-71 189-89 178-106 165-123 153-138 137-152 123-165 106-178 89-189 71-200 51-210 32-218 11-226-11-226-32-218-51-210-71-200-89-189-106-178-123-165-137-153-153-137-165-123-178-106-189-89-200-71-210-51-218-32-226-11-226 11-218 32-210 51-200 71-189 89-178 106-165 123-152 137-138 153-123 165-106 178-89 189-71 200-51 210-32 218-11 226 11 226 32 218 51 210 71 200 89 189 106 178 123 165 138 152 152 138 165 123 178 106 189 89 200 71 210 51 218 32zm-3741-77zm4319-4319z"/>
          <dr3d:extrude draw:style-name="gr21" draw:layer="layout" svg:viewBox="15585 -17702 416 345" svg:d="m15968-17615-4-6-5-6-5-6-6-6-7-6-7-5-8-5-8-5-19-9-20-8-23-7-26-6-26-5-24-4-22-2-10-1h-10l-19 1h-8l-9 1-7 1-7 2-6 1-6 2-11 4-11 5-9 5-9 5-8 6-8 6-6 7-6 7-6 7-4 7-4 9-3 8-3 9-2 9-1 9v10 9l1 9 2 9 2 9 2 9 4 9 4 9 4 9h57l-4-10-5-10-3-9-3-10-2-8-2-9v-8l-1-8 1-5v-6l1-5 2-4 2-5 2-4 2-4 3-4 4-4 4-3 4-3 4-3 5-3 6-2 6-2 6-2 14-4 7-1 6-1h6l6-1h5l5 1 19 2 20 2 20 3 20 3 13 3 13 3 11 4 11 4 9 5 9 5 8 6 4 2 3 3 4 5 4 4 3 4 3 5 1 2 1 2v2l1 2 1 2v2 2 2 3 3l-1 2-1 3-2 2-1 3-2 2-3 2-2 2-3 2-3 1-4 2-8 3-9 2-11 3-13 4-15 6-17 6-5 2-5 3-5 2-5 3-5 3-4 4-5 3-5 4-2 3-2 2-2 3-2 2-2 3-2 3-1 3-2 3-1 4-1 3-1 8-1 8-1 9v5l1 6 1 5 2 5 2 5 3 5 3 5 3 4 4 5 4 4 5 3 5 4 6 4 6 3 14 6 8 3 7 2 8 2 7 2 8 1 8 1h8l8 1 8-1h8l8-1 8-2 7-2 8-2 7-2 8-3 5-3 5-3 5-3 5-3 4-4 4-4 3-4 4-4 3-5 3-5 2-5 3-5 2-6 1-6 3-13h-57l-1 2v3l-1 2-1 2-1 2-1 2-2 2-1 2-2 2-1 1-2 2-2 1-5 3-4 3-4 2-3 1-4 1-4 1-5 1h-4l-5 1h-5-6l-6-1h-6l-5-2-6-1-5-2-5-3-5-3-4-2-4-3-3-3-2-2-1-1-1-1-1-2-1-1v-1l-1-2v-1-2-1-2-2l1-2 1-2 1-2 2-2 2-2 2-2 3-2 3-2 6-3 8-4 9-3 35-12 15-6 13-6 10-6 9-5 4-3 4-2 3-3 2-2 6-7 5-7 4-6 3-7 3-7 2-7 1-3v-4-3l1-3-1-6v-5l-1-6-2-5-1-6-3-5-3-6z"/>
          <dr3d:extrude draw:style-name="gr21" draw:layer="layout" svg:viewBox="16013 -17774 295 326" svg:d="m16249-17570 1 10 1 10 1 10v11l-1 10v10l-2 10-1 10-3 10-3 10-3 11-4 10h57l4-9 3-10 3-9 2-10 2-9 1-10 1-10v-10-13l-1-11-1-11-1-10-4-26-4-13-4-12-4-11-5-11-6-10-6-11-7-9-7-9-8-9-9-8-9-8-10-7-10-6-11-7-22-11-23-9-23-8-23-7-24-5-24-4-24-2-25-1v58h23l22 2 21 3 20 4 20 6 18 7 17 8 16 9 16 11 14 12 13 12 5 7 6 6 4 7 5 7 3 7 4 8 3 7 2 8 2 8z"/>
          <dr3d:extrude draw:style-name="gr21" draw:layer="layout" svg:viewBox="16408 -17619 57 483" svg:d="m16408-17136h57v-483h-57z"/>
          <dr3d:extrude draw:style-name="gr21" draw:layer="layout" svg:viewBox="16564 -17630 301 275" svg:d="m16695-17440-5 9-6 10-8 11-8 10-10 11-11 11-13 11-13 12h70l8-6 7-7 7-8 7-8 7-8 7-10 6-9 7-11 6-10 5-10 4-10 4-10 2-9 2-10 1-9 1-9v-3-3l1-3v-3l1-3 1-3 2-3 1-3 4-6 4-6 6-6 6-7 1-1 2-2 2-1 2-2 3-1 2-1 3-1 3-1 5-2 7-1h7 7 23v-58h-40l-6 1h-5l-6 1-5 1-5 1-5 2-5 2-5 3-4 2-5 3-4 4-5 3-4 4-4 4-8 10-4-5-4-5-4-4-4-4-5-4-5-4-6-3-5-4-13-5-13-5-14-4-16-3-7-1-7-1h-7-7-8-8l-8 1-8 2-8 1-8 2-8 3-8 2v58l9-4 9-2 8-2 8-2 7-2 8-1h6 7 3 2 3 2l3 1h3l5 1 13 4 11 5 5 3 5 2 4 3 5 3 3 4 4 3 3 3 3 4 3 4 2 4 2 4 1 4 1 2v3l1 2v3 5l1 7-1 5-1 6-1 7-2 7-3 8-3 8z"/>
          <dr3d:extrude draw:style-name="gr21" draw:layer="layout" svg:viewBox="16853 -17677 150 245" svg:d="m16952-17592-3-3-3-3-3-3-4-2-3-3-4-2-4-2-5-2-4-1-5-2-10-2-11-1-12-1h-28v58h11 8 6l7 1 6 2 2 1 3 1 2 1 3 1 2 2 2 1 2 2 1 1 2 2 2 2 2 3 1 2 2 2 1 3 1 3 1 3 2 6 1 7v7l1 8v68h57v-68l-1-14-1-13-2-13-3-12-4-11-5-10-3-5-3-5-3-4zm5-38h46v-47h-46z"/>
          <dr3d:extrude draw:style-name="gr21" draw:layer="layout" svg:viewBox="17098 -17619 140 483" svg:d="m17098-17503v367h57v-364l1-8v-7l2-7 1-6 1-3 1-3 2-3 1-2 1-2 2-3 2-2 2-2 1-1 2-2 2-1 2-2 3-1 2-1 3-1 2-1 6-2 7-1h7 7 23v-58h-40l-12 1-11 1-10 3-5 1-4 2-5 2-4 2-4 2-4 3-4 2-3 3-3 4-4 3-3 4-3 4-3 5-2 4-3 5-2 5-4 10-3 11-2 12-1 13z"/>
          <dr3d:extrude draw:style-name="gr21" draw:layer="layout" svg:viewBox="17226 -17627 579 241" svg:d="m17629-17625-6-1-6-1h-5-6-5-4l-5 1h-5l-4 2-5 1-4 1-4 2-6 3-4 2-5 3-4 3-4 3-4 4-3 3-4 4-2 4-3 3-2 5-2 4-2 5-1 4-2 5v5l-4-11-5-11-5-9-2-4-3-4-3-3-3-3-3-3-3-3-3-2-4-2-3-2-4-2-5-1-6-2-5-1-5-1-5-1h-5l-5-1h-5-8l-7 1-7 1-7 2-6 2-6 3-6 3-6 3-5 4-4 3-4 4-4 4-4 5-4 5-3 5-3 5-4-4-3-4-4-4-4-4-4-3-4-4-4-3-4-2-6-4-6-2-7-3-6-2-7-1-7-2h-8l-7-1h-41v58h24 7 7l6 1 6 2 3 1 2 1 3 1 2 1 2 2 2 1 2 2 2 1 6 6 5 7 4 7 2 3 2 4 1 3 1 4 1 3 1 4 1 4v3l1 4v4 60h57v-49-5l1-5 1-6 1-6 2-7 3-7 2-7 4-8 1-3 2-4 2-3 2-3 3-3 2-2 3-3 3-2 2-1 4-2 3-1 3-1 4-1 3-1h4 4 4 4l4 1 4 1 3 1 4 2 3 2 3 2 3 3 2 2 3 4 2 3 3 4 2 4 2 4 2 4 2 9 3 9 2 10 1 11 1 12 1 13 1 29h57v-29l2-23v-9l1-8 2-6v-2l1-3 5-12 6-11 3-4 3-5 3-3 3-4 4-3 3-3 4-2 4-2 4-1 4-1 4-1h4 5l5 2 5 1 4 3 4 3 4 4 3 4 3 5 2 6 3 6 2 7 1 8 2 18 1 20v91h57v-106-4-3l1-4 1-4v-3l2-4 1-3 1-4 4-7 4-7 6-6 6-7 1-1 2-2 2-1 3-2 2-1 2-1 3-1 3-1 5-2 7-1h7 7 23v-58h-40l-11 1-11 1-11 3-10 3-10 4-10 5-9 6-10 7-5-6-6-6-6-6-7-5-7-4-7-3-8-3z"/>
          <dr3d:extrude draw:style-name="gr21" draw:layer="layout" svg:viewBox="17793 -17619 353 253" svg:d="m18063-17451-57 14-15 3-19 3-22 3-26 2-15 1-17 1-20-1h-24v57l11 1h12l11 1h12 25l26-3 26-3 26-5 40-9 37-10 37-13 35-14v-48l-6-2-6-2-13-6-13-6-13-7-24-15-21-13-16-12-8-6-6-5-21-18-9-8-9-6-8-6-8-5-7-3-6-3-17-6-16-5-16-4-15-3-15-3-14-2-13-1-13-1h-40v58h31 17l17 1 15 2 14 2 13 3 13 4 11 5 11 5 8 5 8 5 17 12 17 13 18 16 7 6 8 6 7 5 8 5 7 5 8 4 8 3z"/>
        </dr3d:scene>
        <dr3d:scene draw:style-name="gr19" svg:width="4.318cm" svg:height="4.318cm" svg:x="7.873cm" svg:y="14.985cm" dr3d:transform="matrix (1 0 0 0 0.939692620785931 0.342020143325607 0 -0.342020143325607 0.939692620785931 -10.0335cm 16.2681450553283cm 5.43372714706924cm)" dr3d:vrp="(0 0 13256)" dr3d:vpn="(0 0 12340)" dr3d:projection="perspective" dr3d:distance="0.9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0" draw:layer="layout" svg:viewBox="6292 -19382 5900 4396" svg:d="m10033-14986 226-11 218-32 210-51 200-71 189-89 178-106 165-123 153-138 137-152 123-165 106-178 89-189 71-200 51-210 32-218 11-226-11-226-32-218-51-210-71-200-89-189-106-178-123-165-137-153-153-137-165-123-178-106-189-89-200-71-210-51-218-32-226-11-226 11-218 32-210 51-200 71-189 89-178 106-165 123-152 137-138 153-123 165-106 178-89 189-71 200-51 210-32 218-11 226 11 226 32 218 51 210 71 200 89 189 106 178 123 165 138 152 152 138 165 123 178 106 189 89 200 71 210 51 218 32zm-3741-77zm4319-4319z"/>
          <dr3d:extrude draw:style-name="gr21" draw:layer="layout" svg:viewBox="8197 -17448 417 345" svg:d="m8581-17361-4-6-5-6-6-6-6-6-6-6-7-5-8-5-9-5-18-9-21-8-23-7-25-6-27-5-24-4-22-2-10-1h-9l-19 1h-9l-8 1-8 1-6 2-7 1-6 2-11 4-10 5-10 5-9 5-8 6-7 6-7 7-6 7-5 7-5 7-4 9-3 8-2 9-2 9-1 9-1 10 1 9 1 9 1 9 2 9 3 9 3 9 4 9 5 9h57l-5-10-4-10-4-9-2-10-3-8-1-9-1-8v-8-5l1-6 1-5 1-4 2-5 2-4 3-4 3-4 3-4 4-3 4-3 5-3 5-3 5-2 6-2 6-2 15-4 6-1 7-1h6l5-1h5l5 1 20 2 20 2 19 3 20 3 14 3 12 3 12 4 10 4 10 5 9 5 7 6 4 2 3 3 5 5 3 4 4 4 2 5 1 2 1 2 1 2 1 2v2 2l1 2v2 3l-1 3-1 2-1 3-1 2-2 3-2 2-2 2-3 2-3 2-3 1-3 2-8 3-9 2-12 3-13 4-15 6-16 6-5 2-6 3-4 2-5 3-5 3-5 4-5 3-4 4-3 3-2 2-2 3-2 2-2 3-1 3-2 3-1 3-1 4-1 3-2 8-1 8v9 5l1 6 1 5 1 5 2 5 3 5 3 5 3 4 4 5 5 4 5 3 5 4 6 4 6 3 14 6 7 3 8 2 7 2 8 2 8 1 7 1h8l8 1 8-1h8l8-1 8-2 8-2 7-2 8-2 7-3 6-3 5-3 5-3 4-3 4-4 4-4 4-4 3-4 4-5 2-5 3-5 2-5 2-6 2-6 3-13h-57l-1 2-1 3-1 2v2l-2 2-1 2-1 2-2 2-1 2-2 1-2 2-2 1-4 3-5 3-3 2-4 1-4 1-4 1-4 1h-5l-5 1h-5-6l-6-1h-5l-6-2-5-1-5-2-5-3-5-3-5-2-3-3-4-3-1-2-1-1-1-1-1-2-1-1-1-1v-2l-1-1v-2-1-2l1-2v-2l2-2 1-2 2-2 2-2 2-2 2-2 3-2 7-3 8-4 9-3 35-12 14-6 13-6 11-6 9-5 4-3 3-2 3-3 3-2 5-7 5-7 4-6 4-7 2-7 2-7 1-3 1-4v-3-3-6l-1-5-1-6-1-5-2-6-2-5-3-6z"/>
          <dr3d:extrude draw:style-name="gr21" draw:layer="layout" svg:viewBox="8624 -17520 295 326" svg:d="m8860-17316 1 10 1 10 1 10v11 10l-1 10-1 10-2 10-2 10-3 10-3 11-4 10h57l3-9 4-10 2-9 2-10 2-9 1-10 1-10v-10-13-11l-1-11-1-10-5-26-3-13-4-12-4-11-6-11-5-10-6-11-7-9-8-9-8-9-8-8-9-8-10-7-11-6-11-7-22-11-22-9-23-8-24-7-23-5-24-4-25-2-25-1v58h24l22 2 21 3 20 4 19 6 18 7 17 8 17 9 16 11 14 12 12 12 6 7 5 6 5 7 4 7 4 7 3 8 3 7 3 8 2 8z"/>
          <dr3d:extrude draw:style-name="gr21" draw:layer="layout" svg:viewBox="9020 -17365 57 483" svg:d="m9020-16882h57v-483h-57z"/>
          <dr3d:extrude draw:style-name="gr21" draw:layer="layout" svg:viewBox="9177 -17376 301 275" svg:d="m9307-17186-5 9-6 10-7 10-9 11-10 11-11 11-12 11-14 12h71l7-6 7-7 8-8 7-8 7-8 6-10 7-9 6-11 6-10 5-10 5-10 3-10 3-9 2-10 1-9v-9-3l1-3v-3l1-3 1-3 1-3 1-3 2-3 3-6 5-6 5-6 6-7 2-1 2-2 2-1 2-2 2-1 3-1 2-1 3-1 6-2 6-1h7 7 24v-58h-41l-5 1h-6l-5 1-5 1-6 1-5 2-5 2-4 3-5 2-5 3-4 4-4 3-4 4-5 4-7 10-4-5-4-5-4-4-5-4-5-4-5-4-5-3-6-4-12-5-13-5-15-4-15-3-7-1-7-1h-8-7-7-8l-8 1-8 2-8 1-8 2-8 3-8 2v58l9-4 8-2 8-2 8-2 8-2 7-1h7 7 2 3 2 3l3 1h2l5 1 13 4 11 5 6 3 4 2 5 3 4 3 4 4 3 3 4 3 3 4 2 4 2 4 2 4 2 4v2l1 3v2 3l1 5v7 5l-1 6-2 7-2 7-2 8-3 8zm-5 61h46v-47h-46z"/>
          <dr3d:extrude draw:style-name="gr21" draw:layer="layout" svg:viewBox="9463 -17365 427 576" svg:d="m9565-17365h-102v58h96 11l5 1 5 1 4 1 5 1 4 2 4 2 3 2 4 2 3 3 3 3 2 3 3 3 2 4 2 4 1 3 1 2 1 3v3l1 3v3l1 2v3l-1 5v6l-2 5-2 5-2 6-3 5-3 5-4 5-96 118-4 5-3 5-3 5-2 5-2 6-1 6-1 6v6 3 2l1 3v3 2l1 3 1 2v3l3 9 2 4 2 4 2 4 2 3 2 3 3 4 2 3 3 3 3 2 3 3 4 2 3 2 4 2 4 2 231 96v-58l-184-77-6-3-4-2-5-3-3-2-4-3-1-1-2-2-1-1-1-2-1-1-1-2v0-1l-1-1v-1-1-2l-1-1v-2-2-1-2l1-1v-1-1l1-2 1-2 1-3 2-3 2-3 2-3 85-102 8-9 6-10 5-9 5-10 3-9 3-10 1-5v-5l1-4v-5-9l-1-8-2-9-2-8-3-8-3-9-4-8-4-7-4-6-4-6-5-5-5-4-5-5-5-4-6-3-6-3-6-3-7-3-7-2-7-1-7-2-8-1zm325 530-267-110v47l267 109z"/>
          <dr3d:extrude draw:style-name="gr21" draw:layer="layout" svg:viewBox="9920 -17407 302 233" svg:d="m10183-17277-3 7-2 6-4 15-2 9-2 11-2 12-2 15-9-1-9-2-8-2-8-3-8-3-7-4-7-5-6-5-9-6-6-7-6-6-5-6-2-3-2-3-1-3-1-2-1-3-1-2v-3-2-2-1l1-2 1-1 1-2 1-1 1-2 2-1 2-1 2-1 5-3 5-2 7-2 4-1h3l4-1h5 4l5 1 10 1 11 3 12 4 13 4zm-119 78-2 25h57l1-26 2-27 3-26 5-27 2-8 2-7 3-8 2-7 4-6 3-7 4-7 4-6 1-1 2-2 2-1 1-2 3-1 2-1 2-1 3-1 6-2 7-1h7 8 24v-58h-41l-7 1h-6l-7 2-6 1-6 3-7 2-5 4-6 3-4 3-3 3-3 3-4 3-3 4-3 4-3 4-3 4-11-5-11-5-11-4-11-3-12-2-11-2-12-1h-12-4-5-4l-5 1-8 1-9 2-8 2-6 2-6 3-6 3-5 3-5 3-5 4-3 3-4 4-3 5-2 4-2 5-2 5-1 5-1 6v6 7l1 6 1 6 2 7 2 6 3 6 3 6 4 6 4 6 5 5 5 6 6 5 12 11 15 10 9 5 9 4 9 4 10 4 11 3 10 2 11 2z"/>
          <dr3d:extrude draw:style-name="gr21" draw:layer="layout" svg:viewBox="10308 -17752 182 574" svg:d="m10407-17338-3-3-3-3-4-3-3-2-4-3-4-2-4-2-4-2-5-1-5-2-10-2-11-1-11-1h-28v58h11 7 7l6 1 6 2 3 1 2 1 3 1 2 1 2 2 2 1 2 2 2 1 2 2 1 2 2 3 2 2 1 2 1 3 1 3 1 3 2 6 1 7 1 7v8 68h57v-68-14l-2-13-2-13-3-12-4-11-5-10-3-5-3-5-3-4zm36-38h47v-47h-47zm-77-329h46v-47h-46z"/>
          <dr3d:extrude draw:style-name="gr21" draw:layer="layout" svg:viewBox="10553 -17365 140 483" svg:d="m10553-17249v367h57v-364-8l1-7 1-7 2-6 1-3 1-3 1-3 1-2 2-2 2-3 1-2 2-2 2-1 2-2 2-1 2-2 2-1 3-1 2-1 3-1 6-2 6-1h7 7 24v-58h-41l-11 1-11 1-10 3-5 1-5 2-4 2-4 2-4 2-4 3-4 2-4 3-3 4-3 3-3 4-4 4-2 5-3 4-2 5-3 5-3 10-3 11-2 12-2 13z"/>
          <dr3d:extrude draw:style-name="gr21" draw:layer="layout" svg:viewBox="10678 -17380 296 208" svg:d="m10953-17348-8-8-4-3-4-3-4-3-5-3-4-2-5-2-5-2-5-2-5-1-5-1-10-2h-12-15l-15 2-13 2-13 3-12 5-5 2-6 3-5 3-5 3-4 4-4 3-6-3-5-3-6-3-6-2-7-2-7-1h-8l-8-1h-49v57h36l4 1h4l3 1 4 1 4 2 3 2 4 2 3 2 4 3 2 3 3 3 2 4 1 1 1 2v2l1 1v2l1 2v2 2l3 13 1 7 2 6 2 6 2 6 3 5 3 5 3 5 3 5 4 4 4 4 4 4 5 4 4 4 5 3 8 4 7 3 7 3 7 3 6 2 7 1 6 1h7 13l12-1 12-2 11-3 10-4 4-2 5-2 4-3 4-3 4-3 4-3 3-3 4-4 3-4 3-4 2-5 3-5 2-5 2-5 2-5 1-6 3-12 1-13 1-14-1-10-1-10-1-10-3-8-1-4-1-4-2-4-2-3-2-4-2-3-2-3zm-122 59 2-2 3-3 3-2 3-2 4-2 4-2 3-2 5-1 9-2 10-2 11-1h11 4 3 3l3 1 2 1h1l1 1h1l1 1 1 1h1l4 4 3 5 3 4 2 5 1 2 1 3v2l1 3 1 5v5 6l-1 5-1 5-1 5-1 2-1 2-1 2-1 2-1 2-2 1-1 2-1 1-2 2-2 1-2 2-2 1-2 1-2 1-3 1-2 1-5 1-6 1-6 1h-7-3-4l-3-1-4-1-3-1-4-2-4-2-3-2-2-1-1-2-2-1-2-2-1-2-1-2-2-2-1-3-2-5-2-6-2-6-1-8-1-5-1-6-2-5z"/>
          <dr3d:extrude draw:style-name="gr21" draw:layer="layout" svg:viewBox="11000 -17520 383 326" svg:d="m11222-17194h57l7-28 2-10 1-3v-3l1-8 2-7 2-8 3-7 4-7 4-6 5-7 5-6 2-1 1-2 2-1 3-2 2-1 2-1 3-1 3-1 5-2 7-1h7 7 24v-58h-41l-9 1-9 1-8 1-4 1-4 1-3 2-3 1-3 2-3 1-3 2-2 2-3 2-2 3-6-21-3-10-5-10-4-9-5-9-6-8-6-8-6-8-7-7-7-8-8-6-8-7-9-6-18-11-23-11-22-9-23-8-23-7-24-5-24-4-25-2-24-1v58h23l22 2 21 3 20 4 19 6 18 7 18 8 16 9 16 11 14 12 13 12 5 7 5 6 5 7 4 7 4 7 3 8 3 7 3 8 2 8 1 7 2 10 1 10v10 11 10l-1 10-1 10-2 10-2 10-3 10-3 11z"/>
          <dr3d:extrude draw:style-name="gr21" draw:layer="layout" svg:viewBox="11371 -17373 485 241" svg:d="m11496-17322-3-4-4-4-4-4-3-4-4-3-4-4-4-3-5-2-6-4-6-2-6-3-7-2-7-1-7-2h-7l-8-1h-40v58h23 7 7l7 1 5 2 3 1 3 1 2 1 3 1 2 2 2 1 2 2 1 1 6 6 5 7 5 7 1 3 2 4 1 3 2 4 1 3 1 4v4l1 3v4 4 60h57v-49-5l1-5 1-6 2-6 2-7 2-7 3-7 3-8 2-3 1-4 3-3 2-3 2-3 3-2 2-3 3-2 3-1 3-2 3-1 3-1 4-1 4-1h3 4 5 4l3 1 4 1 4 1 3 2 3 2 3 2 3 3 3 2 2 4 3 3 2 4 2 4 2 4 2 4 2 9 3 9 2 10 1 11 2 12 1 13v29h57l1-29 1-23 1-9 1-8 1-6v-2l1-3 5-12 6-11 3-4 3-5 3-3 4-4 3-3 4-3 3-2 4-2 4-1 4-1 4-1h4 6l4 2 5 1 4 3 4 3 4 4 3 4 3 5 3 6 2 6 2 7 1 8 3 18v20 91h57v-106-15l-2-14-2-14-3-12-4-12-5-11-3-5-3-5-3-4-3-5-6-7-6-6-7-5-7-5-7-4-7-4-7-3-8-2-6-1-5-1h-6-5-5-5l-5 1h-4l-5 2-4 1-5 1-4 2-5 3-5 2-5 3-4 3-4 3-4 4-3 3-3 4-3 4-3 3-2 5-2 4-2 5-1 4-1 5-1 5-4-11-5-11-4-9-3-4-3-4-3-3-3-3-3-3-3-3-3-2-4-2-3-2-4-2-5-1-5-2-5-1-6-1-5-1h-5l-5-1h-5-7l-8 1-7 1-6 2-7 2-6 3-6 3-6 3-4 4-5 3-4 4-4 4-4 5-3 5-4 5z"/>
        </dr3d:scene>
        <draw:connector draw:style-name="gr22" draw:text-style-name="P5" draw:layer="layout" draw:type="line" svg:x1="13.842cm" svg:y1="12.953cm" svg:x2="11.56cm" svg:y2="15.618cm" draw:start-shape="id1" draw:start-glue-point="6" svg:d="m13842 12953-2282 2665">
          <text:p/>
        </draw:connector>
        <draw:connector draw:style-name="gr22" draw:text-style-name="P5" draw:layer="layout" draw:type="line" svg:x1="13.842cm" svg:y1="12.953cm" svg:x2="15.342cm" svg:y2="15.872cm" draw:start-shape="id1" draw:start-glue-point="6" svg:d="m13842 12953 1500 2919">
          <text:p/>
        </draw:connector>
        <presentation:notes draw:style-name="dp2">
          <draw:page-thumbnail draw:style-name="gr1" draw:layer="layout" svg:width="20.302cm" svg:height="10.476cm" svg:x="0.643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layer="layout" svg:width="19.757cm" svg:height="3.506cm" svg:x="1.398cm" svg:y="0.836cm" presentation:class="title" presentation:placeholder="true">
          <draw:text-box/>
        </draw:frame>
        <draw:frame presentation:style-name="pr4" draw:layer="layout" svg:width="24.631cm" svg:height="12.183cm" svg:x="1.398cm" svg:y="4.913cm" presentation:class="outline" presentation:user-transformed="true">
          <draw:text-box>
            <text:list text:style-name="L2">
              <text:list-item>
                <text:p><text:span text:style-name="T3">دونوع قانون</text:span></text:p>
                <text:list>
                  <text:list-item>
                    <text:p>پول‌دارها به آن معتقدن</text:p>
                  </text:list-item>
                  <text:list-item>
                    <text:p>۹۵ درصد مردم توی مدرسه یاد گرفتن</text:p>
                  </text:list-item>
                </text:list>
                <text:p/>
              </text:list-item>
              <text:list-item>
                <text:p><text:span text:style-name="T4">شم مالی</text:span> یک نوع جریان فکری است</text:p>
                <text:p/>
              </text:list-item>
              <text:list-item>
                <text:p>همان اندازه که مهارت های تحصیلی ضروری است</text:p>
                <text:p><text:s/>مهارت های مالی و اقتصادی هم مهم است</text:p>
              </text:list-item>
            </text:list>
          </draw:text-box>
        </draw:frame>
        <presentation:notes draw:style-name="dp2">
          <draw:page-thumbnail draw:style-name="gr1" draw:layer="layout" svg:width="20.302cm" svg:height="10.476cm" svg:x="0.643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layer="layout" svg:width="19.757cm" svg:height="3.506cm" svg:x="1.398cm" svg:y="0.836cm" presentation:class="title" presentation:placeholder="true">
          <draw:text-box/>
        </draw:frame>
        <draw:frame presentation:style-name="pr4" draw:layer="layout" svg:width="24.631cm" svg:height="12.183cm" svg:x="1.398cm" svg:y="4.913cm" presentation:class="outline">
          <draw:text-box>
            <text:list text:style-name="L2">
              <text:list-item>
                <text:p>بجای حرفه امن و احتیاط، هوشیارانه عمل کرد</text:p>
                <text:p/>
              </text:list-item>
              <text:list-item>
                <text:p>به جای باهوش بودن</text:p>
                <text:p><text:s/>آدم‌های باهوش را استخدام کن</text:p>
              </text:list-item>
            </text:list>
          </draw:text-box>
        </draw:frame>
        <presentation:notes draw:style-name="dp2">
          <draw:page-thumbnail draw:style-name="gr1" draw:layer="layout" svg:width="20.302cm" svg:height="10.476cm" svg:x="0.643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BrightBlue" presentation:presentation-page-layout-name="AL1T0">
        <office:forms form:automatic-focus="false" form:apply-design-mode="false"/>
        <draw:frame presentation:style-name="pr1" draw:layer="layout" svg:width="19.757cm" svg:height="3.506cm" svg:x="1.398cm" svg:y="0.836cm" presentation:class="title" presentation:placeholder="true">
          <draw:text-box/>
        </draw:frame>
        <draw:frame presentation:style-name="pr2" draw:text-style-name="P3" draw:layer="layout" svg:width="24.631cm" svg:height="12.183cm" svg:x="1.398cm" svg:y="4.913cm" presentation:class="subtitle">
          <draw:text-box>
            <text:p text:style-name="P3">فصل اول</text:p>
          </draw:text-box>
        </draw:frame>
        <presentation:notes draw:style-name="dp2">
          <draw:page-thumbnail draw:style-name="gr1" draw:layer="layout" svg:width="20.302cm" svg:height="10.476cm" svg:x="0.643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layer="layout" svg:width="19.757cm" svg:height="3.506cm" svg:x="1.398cm" svg:y="0.836cm" presentation:class="title" presentation:placeholder="true">
          <draw:text-box/>
        </draw:frame>
        <draw:frame presentation:style-name="pr4" draw:layer="layout" svg:width="24.631cm" svg:height="12.183cm" svg:x="1.398cm" svg:y="4.913cm" presentation:class="outline" presentation:user-transformed="true">
          <draw:text-box>
            <text:list text:style-name="L2">
              <text:list-item>
                <text:p><text:span text:style-name="T5">عشق به پول ریشه همه شرارات ها است</text:span></text:p>
              </text:list-item>
              <text:list-item>
                <text:p><text:span text:style-name="T6">پول نداشتن ریشه همه شرارات ها است</text:span></text:p>
              </text:list-item>
              <text:list-item>
                <text:p><text:span text:style-name="T5">نمیتوانم از پس هزینه زندگی برآیم</text:span></text:p>
              </text:list-item>
              <text:list-item>
                <text:p><text:span text:style-name="T6">چطوری میتوانم از پس هزینه زندگی برآیم</text:span></text:p>
              </text:list-item>
              <text:list-item>
                <text:p><text:span text:style-name="T5">خوب درس بخوان که بتوانی در شرکت استخدام شوی</text:span></text:p>
              </text:list-item>
              <text:list-item>
                <text:p><text:span text:style-name="T6">خوب درس بخوان که خودت بتوانی شرکت بزنی</text:span></text:p>
              </text:list-item>
              <text:list-item>
                <text:p><text:span text:style-name="T5">دلیل آنکه پول‌دار نمی شوم بودن شما بچه‌ها است</text:span></text:p>
              </text:list-item>
              <text:list-item>
                <text:p><text:span text:style-name="T6">دلیل آنکه باید پول‌دار شوم بودن شما بچه‌ها است</text:span></text:p>
              </text:list-item>
              <text:list-item>
                <text:p><text:span text:style-name="T5">پول را محکم نگه دار و ریسک نکن</text:span></text:p>
              </text:list-item>
              <text:list-item>
                <text:p><text:span text:style-name="T6">یاد بگیر با پول ریسک کنی</text:span></text:p>
              </text:list-item>
              <text:list-item>
                <text:p><text:span text:style-name="T5">خونه بزرگترین دارایی ماست</text:span></text:p>
              </text:list-item>
              <text:list-item>
                <text:p><text:span text:style-name="T6">خونه بزرگترین بدهی ماست و اگر بزرگترین دارایی باشد وای به حالمون</text:span></text:p>
              </text:list-item>
            </text:list>
          </draw:text-box>
        </draw:frame>
        <presentation:notes draw:style-name="dp2">
          <draw:page-thumbnail draw:style-name="gr1" draw:layer="layout" svg:width="20.302cm" svg:height="10.476cm" svg:x="0.643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layer="layout" svg:width="19.757cm" svg:height="3.506cm" svg:x="1.398cm" svg:y="0.836cm" presentation:class="title" presentation:placeholder="true">
          <draw:text-box/>
        </draw:frame>
        <draw:frame presentation:style-name="pr4" draw:layer="layout" svg:width="24.631cm" svg:height="12.183cm" svg:x="1.398cm" svg:y="4.913cm" presentation:class="outline" presentation:user-transformed="true">
          <draw:text-box>
            <text:list text:style-name="L2">
              <text:list-item>
                <text:p><text:span text:style-name="T5">برای من خیلی گران است -&gt; نشانه تنبلی و سستی</text:span></text:p>
              </text:list-item>
              <text:list-item>
                <text:p><text:span text:style-name="T6">انسان‌ها زندگیشان را بر اساس افکارشان تنظیم می کنند.</text:span></text:p>
              </text:list-item>
              <text:list-item>
                <text:p><text:span text:style-name="T7">تفاوت فقر و ورشکستگی</text:span></text:p>
                <text:list>
                  <text:list-item>
                    <text:p><text:span text:style-name="T7">فقر دایمی است</text:span></text:p>
                  </text:list-item>
                  <text:list-item>
                    <text:p><text:span text:style-name="T7">ورشکستگی موقتی است</text:span></text:p>
                  </text:list-item>
                </text:list>
              </text:list-item>
              <text:list-item>
                <text:p><text:span text:style-name="T8">پول نماد قدرت است و آموزش استفاده درست از پول قدرت بیشتری می آورد</text:span></text:p>
              </text:list-item>
              <text:list-item>
                <text:p><text:span text:style-name="T9">پول برای من کار میکند و نه من برای پول</text:span></text:p>
              </text:list-item>
            </text:list>
          </draw:text-box>
        </draw:frame>
        <presentation:notes draw:style-name="dp2">
          <draw:page-thumbnail draw:style-name="gr1" draw:layer="layout" svg:width="20.302cm" svg:height="10.476cm" svg:x="0.643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 draw:layer="layout" svg:width="19.757cm" svg:height="3.506cm" svg:x="1.398cm" svg:y="0.836cm" presentation:class="title" presentation:placeholder="true">
          <draw:text-box/>
        </draw:frame>
        <draw:frame presentation:style-name="pr4" draw:layer="layout" svg:width="24.631cm" svg:height="12.183cm" svg:x="1.398cm" svg:y="4.913cm" presentation:class="outline" presentation:user-transformed="true">
          <draw:text-box>
            <text:list text:style-name="L2">
              <text:list-item>
                <text:p>آن جاده ای را برگزیدم که کمتر پیموده شده بود</text:p>
              </text:list-item>
              <text:list-item>
                <text:p>و این‌گونه بود که دیگر گونه زیستم</text:p>
              </text:list-item>
              <text:list-item>
                <text:p>جان فراست</text:p>
              </text:list-item>
            </text:list>
          </draw:text-box>
        </draw:frame>
        <presentation:notes draw:style-name="dp2">
          <draw:page-thumbnail draw:style-name="gr1" draw:layer="layout" svg:width="20.302cm" svg:height="10.476cm" svg:x="0.643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fo:text-align="end" style:text-autospace="ideograph-alpha" style:punctuation-wrap="simple" style:line-break="strict" style:writing-mode="rl-tb" style:font-independent-line-spacing="false">
        <style:tab-stops/>
      </style:paragraph-properties>
      <style:text-properties style:use-window-font-color="true" fo:font-family="'Liberation Serif'" style:font-family-generic="roman" style:font-pitch="variable" fo:font-size="24pt" fo:language="en" fo:country="US" style:font-family-asian="'Bitstream Vera Sans'" style:font-family-generic-asian="system" style:font-pitch-asian="variable" style:font-size-asian="24pt" style:language-asian="zh" style:country-asian="CN" style:font-family-complex="'Bitstream Vera Sans'" style:font-family-generic-complex="system" style:font-pitch-complex="variable" style:font-size-complex="24pt" style:language-complex="fa" style:country-complex="IR"/>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8cm" fo:text-indent="0cm"/>
      <style:text-properties style:use-window-font-color="true" style:text-outline="false" style:text-line-through-style="none" fo:font-family="'Liberation Sans'" style:font-family-generic="swiss" style:font-pitch="variable" fo:font-size="34.7000007629395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1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2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4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6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6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6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6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6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Liberation Sans'" style:font-family-generic="swiss" style:font-pitch="variable" fo:font-size="44.7999992370606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title">
      <style:graphic-properties draw:auto-grow-height="false" fo:min-height="3.239cm"/>
    </style:style>
    <style:style style:name="Mpr5" style:family="presentation" style:parent-style-name="BrightBlue-backgroundobjects">
      <style:graphic-properties draw:stroke="none" draw:fill="none" draw:fill-color="#ffffff" draw:auto-grow-height="false" fo:min-height="1.338cm"/>
    </style:style>
    <style:style style:name="Mpr6" style:family="presentation" style:parent-style-name="BrightBlue-backgroundobjects">
      <style:graphic-properties draw:stroke="none" draw:fill="none" draw:fill-color="#ffffff" draw:auto-grow-height="false" fo:min-height="1.485cm"/>
    </style:style>
    <style:style style:name="Mpr7"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4cm" svg:x="9.295cm" svg:y="2.433cm"/>
      <draw:page-thumbnail draw:layer="backgroundobjects" svg:width="9.294cm" svg:height="6.974cm" svg:x="9.295cm" svg:y="10.481cm"/>
      <draw:page-thumbnail draw:layer="backgroundobjects" svg:width="9.294cm" svg:height="6.974cm" svg:x="9.295cm" svg:y="18.529cm"/>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4.631cm" svg:height="12.182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presentation:date-time/></text:p>
        </draw:text-box>
      </draw:frame>
      <draw:frame presentation:style-name="Mpr1" draw:text-style-name="MP3" draw:layer="backgroundobjects" svg:width="8.872cm" svg:height="1.448cm" svg:x="9.572cm" svg:y="19.136cm" presentation:class="footer">
        <draw:text-box>
          <text:p text:style-name="MP3"><presentation:footer/></text:p>
        </draw:text-box>
      </draw:frame>
      <draw:frame presentation:style-name="Mpr1" draw:text-style-name="MP2" draw:layer="backgroundobjects" svg:width="6.521cm" svg:height="1.448cm" svg:x="20.069cm" svg:y="19.136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44cm" svg:height="4.466cm" svg:x="-0.16cm" svg:y="0.299cm">
        <draw:image xlink:href="Pictures/200000010000640F00000F7E51D9297D.svg" xlink:type="simple" xlink:show="embed" xlink:actuate="onLoad">
          <text:p/>
        </draw:image>
      </draw:frame>
      <draw:frame presentation:style-name="Mpr4" draw:layer="backgroundobjects" svg:width="19.757cm" svg:height="3.506cm" svg:x="1.398cm" svg:y="0.836cm" presentation:class="title">
        <draw:text-box>
          <text:p>Click to edit the title text format</text:p>
        </draw:text-box>
      </draw:frame>
      <draw:frame presentation:style-name="BrightBlue-outline1" draw:layer="backgroundobjects" svg:width="24.631cm" svg:height="12.183cm" svg:x="1.398cm" svg:y="4.913cm" presentation:class="outline" presentation:placeholder="true">
        <draw:text-box/>
      </draw:frame>
      <draw:frame presentation:style-name="Mpr5" draw:text-style-name="MP1" draw:layer="backgroundobjects" svg:width="6.521cm" svg:height="1.447cm" svg:x="1.398cm" svg:y="19.133cm" presentation:class="date-time">
        <draw:text-box>
          <text:p text:style-name="MP1"><text:span text:style-name="MT1"><presentation:date-time/></text:span><text:span text:style-name="MT1"><presentation:date-time/></text:span></text:p>
        </draw:text-box>
      </draw:frame>
      <draw:frame presentation:style-name="Mpr5" draw:text-style-name="MP3" draw:layer="backgroundobjects" svg:width="8.872cm" svg:height="1.447cm" svg:x="9.57cm" svg:y="19.133cm" presentation:class="footer">
        <draw:text-box>
          <text:p text:style-name="MP3"><text:span text:style-name="MT1"><presentation:footer/></text:span><text:span text:style-name="MT1"><presentation:footer/></text:span></text:p>
        </draw:text-box>
      </draw:frame>
      <draw:frame presentation:style-name="Mpr5" draw:text-style-name="MP2" draw:layer="backgroundobjects" svg:width="6.521cm" svg:height="1.447cm" svg:x="20.067cm" svg:y="19.133cm" presentation:class="page-number">
        <draw:text-box>
          <text:p text:style-name="MP2"><text:span text:style-name="MT1"><text:page-number>&lt;number&gt;</text:page-number></text:span></text:p>
        </draw:text-box>
      </draw:frame>
      <presentation:notes style:page-layout-name="PM2">
        <draw:page-thumbnail presentation:style-name="BrightBlue-title" draw:layer="backgroundobjects" svg:width="20.302cm" svg:height="10.476cm" svg:x="0.643cm" svg:y="2.123cm" presentation:class="page"/>
        <draw:frame presentation:style-name="BrightBlue-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span text:style-name="MT1"><presentation:header/></text:span></text:p>
          </draw:text-box>
        </draw:frame>
        <draw:frame presentation:style-name="Mpr6" draw:text-style-name="MP2" draw:layer="backgroundobjects" svg:width="9.369cm" svg:height="1.396cm" svg:x="12.219cm" svg:y="0cm" presentation:class="date-time">
          <draw:text-box>
            <text:p text:style-name="MP2"><text:span text:style-name="MT1"><presentation:date-time/></text:span><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span text:style-name="MT1"><presentation:footer/></text:span></text:p>
          </draw:text-box>
        </draw:frame>
        <draw:frame presentation:style-name="Mpr7" draw:text-style-name="MP2" draw:layer="backgroundobjects" svg:width="9.369cm" svg:height="1.396cm" svg:x="12.219cm" svg:y="26.543cm" presentation:class="page-number">
          <draw:text-box>
            <text:p text:style-name="MP2"><text:span text:style-name="MT1"><text:page-number>&lt;number&gt;</text:page-number></text:span><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1-08T10:35:49</meta:creation-date>
    <dc:date>2015-01-08T10:37:30</dc:date>
    <meta:editing-duration>PT41S</meta:editing-duration>
    <meta:editing-cycles>2</meta:editing-cycles>
    <meta:generator>LibreOffice/3.5$Linux_X86_64 LibreOffice_project/350m1$Build-2</meta:generator>
    <meta:document-statistic meta:object-count="176"/>
  </office:meta>
</office:document-meta>
</file>